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265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weight="bold" style:font-weight-asian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text-properties fo:font-size="8pt" style:font-size-asian="8pt" style:font-size-complex="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text-properties fo:font-size="8pt" style:font-size-asian="8pt" style:font-size-complex="8pt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text-properties fo:font-size="8pt" style:font-size-asian="8pt" style:font-size-complex="8pt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P23" style:parent-style-name="Standard" style:family="paragraph">
      <style:paragraph-properties fo:text-align="center"/>
      <style:text-properties fo:font-weight="bold" style:font-weight-asian="bold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P25" style:parent-style-name="Standard" style:family="paragraph">
      <style:paragraph-properties fo:text-align="center"/>
      <style:text-properties fo:font-weight="bold" style:font-weight-asian="bold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  <style:text-properties fo:font-weight="bold" style:font-weight-asian="bold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/>
      <style:text-properties fo:font-weight="bold" style:font-weight-asian="bold"/>
    </style:style>
    <style:style style:name="P53" style:parent-style-name="Standard" style:family="paragraph">
      <style:paragraph-properties fo:text-align="center" fo:margin-left="0.4902in" fo:text-indent="0.4902in">
        <style:tab-stops/>
      </style:paragraph-properties>
    </style:style>
    <style:style style:name="P54" style:parent-style-name="Standard" style:family="paragraph">
      <style:paragraph-properties fo:text-align="center"/>
      <style:text-properties fo:font-weight="bold" style:font-weight-asian="bold"/>
    </style:style>
    <style:style style:name="P55" style:parent-style-name="Standard" style:family="paragraph">
      <style:paragraph-properties fo:text-align="center"/>
      <style:text-properties fo:font-weight="bold" style:font-weight-asian="bold"/>
    </style:style>
    <style:style style:name="P56" style:parent-style-name="Standard" style:family="paragraph">
      <style:paragraph-properties fo:text-align="center"/>
      <style:text-properties fo:font-weight="bold" style:font-weight-asian="bold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2" style:family="paragraph"/>
    <style:style style:name="P75" style:parent-style-name="Standard" style:list-style-name="LFO2" style:family="paragraph"/>
    <style:style style:name="P76" style:parent-style-name="Standard" style:list-style-name="LFO2" style:family="paragraph"/>
    <style:style style:name="P77" style:parent-style-name="Standard" style:family="paragraph">
      <style:paragraph-properties fo:text-align="end"/>
    </style:style>
  </office:automatic-styles>
  <office:body>
    <office:text text:use-soft-page-breaks="true">
      <text:p text:style-name="P1">Boiled Icing #1</text:p>
      <text:p text:style-name="P3"><text:tab/><text:tab/><text:tab/>Mama Franklin</text:p>
      <text:p text:style-name="Standard"/>
      <text:p text:style-name="Standard">2 cups sugar<text:tab/><text:tab/><text:tab/><text:tab/><text:tab/><text:tab/>1/3 cup white Karo syrup</text:p>
      <text:p text:style-name="Standard">1/3 cup water<text:tab/><text:tab/><text:tab/><text:tab/><text:tab/><text:tab/>2 egg whites</text:p>
      <text:p text:style-name="Standard"/>
      <text:p text:style-name="Standard">Boil sugar and water to soft ball stage. <text:s/>Have egg whites beaten stiffly.<text:s/><text:s/>Pour sugar-water hot mixture gradually over egg whites; beat as you add it. <text:s/>Beat icing until stiff enough to spread and stick to cake. <text:s/>Can be used on Devil's Food Cake, yellow cake, etc</text:p>
      <text:p text:style-name="Standard"/>
      <text:p text:style-name="P4">Boiled Icing #2</text:p>
      <text:p text:style-name="Standard"/>
      <text:p text:style-name="Standard">2 cups sugar<text:tab/><text:tab/><text:tab/><text:tab/><text:tab/><text:tab/>2 egg whites</text:p>
      <text:p text:style-name="Standard">½ teaspoon cream tartar<text:tab/><text:tab/><text:tab/><text:tab/>1 cup water or ½ cup for marshmellows</text:p>
      <text:p text:style-name="Standard">8 marshmellows</text:p>
      <text:p text:style-name="Standard"/>
      <text:p text:style-name="Standard">Add sugar and water; boil until it spins a thread. <text:s/>Add marshmellows. <text:s/>Have egg whites beaten stiff; add dream of tartar. <text:s/>Add cooked syrup to egg whites.</text:p>
      <text:p text:style-name="Standard"/>
      <text:p text:style-name="P5">Fluffy White Frosting</text:p>
      <text:p text:style-name="Standard"/>
      <text:p text:style-name="Standard">1 cup light corn syrup<text:tab/><text:tab/><text:tab/><text:tab/><text:tab/>2 egg whites</text:p>
      <text:p text:style-name="Standard">2 tablespoons sugar</text:p>
      <text:p text:style-name="Standard"/>
      <text:p text:style-name="Standard">Place the syrup in saucepan and bring to boil over medium heat. <text:s/>Remove from heat and cool for 1 minutes. <text:s/>Place in a bowl the egg whies; beat until frothy. <text:s/>Gradually add while beating 2 tablespoons of sugar.<text:s text:c="2"/>Beat until stiff peakas form when beater is pulled up. <text:s/>Pour the hot corn syrup gradually into the beaten egg whites. <text:s/>Beat until stiff enough to spread on cake.</text:p>
      <text:p text:style-name="Standard"/>
      <text:p text:style-name="P6">Caramel Icing</text:p>
      <text:p text:style-name="Standard"/>
      <text:p text:style-name="Standard">½ cup butter<text:tab/><text:tab/><text:tab/><text:tab/><text:tab/><text:tab/>¼ cup milk</text:p>
      <text:p text:style-name="Standard">1 cup brown sugar<text:tab/><text:tab/><text:tab/><text:tab/><text:tab/>1 ½ cup confectioners‘ sugar</text:p>
      <text:p text:style-name="Standard"/>
      <text:p text:style-name="Standard">Melt butter; add brown sugar and boil for 3-4 minutes. <text:s/>Add milk and mix well; add sugar in small amounts at a time. <text:s/>Beat 2 minutes.</text:p>
      <text:p text:style-name="Standard"/>
      <text:p text:style-name="P7">Chocolate Fudge Icing</text:p>
      <text:p text:style-name="P8"><text:tab/><text:tab/><text:tab/>Mama Franklin</text:p>
      <text:p text:style-name="P9"/>
      <text:p text:style-name="Standard">3 cups sugar<text:tab/><text:tab/><text:tab/><text:tab/><text:tab/><text:tab/>4 tablespoons flour</text:p>
      <text:p text:style-name="Standard">3-4 tablespoons cocoa powder<text:tab/><text:tab/><text:tab/>1 cup milk</text:p>
      <text:p text:style-name="Standard">dash salt<text:tab/><text:tab/><text:tab/><text:tab/><text:tab/><text:tab/>2 tablespoons butter</text:p>
      <text:p text:style-name="Standard">3 tablespons white Karo syrup<text:tab/><text:tab/><text:tab/>1 teaspoon vanilla</text:p>
      <text:p text:style-name="Standard"/>
      <text:p text:style-name="Standard">Mix ingredients, except vanilla, well; let boil until it bubbles and cook real slow until soft ball stage. <text:s/>Remove and add vanilla. <text:s/>Beat until creamy. <text:s/>Spread on cool cake layers (yellow).</text:p>
      <text:p text:style-name="Standard"/>
      <text:p text:style-name="Standard">I found another recipe for Chocolate Cake Icing which had the same ingredients as this one except it called for ½ stick (4 tablespoons) butter instead of 2. <text:s/>Also the vanilla was added after the icing cooled.</text:p>
      <text:p text:style-name="Standard"/>
      <text:p text:style-name="P10">Iron Skillet Chocolate Icing</text:p>
      <text:p text:style-name="P11">(This is for the Thin-Layer 15 Layer Cake)</text:p>
      <text:p text:style-name="Standard"/>
      <text:p text:style-name="Standard">3 tablespoons cocoa (use more if desired)<text:tab/><text:tab/>3 cups sugar</text:p>
      <text:p text:style-name="Standard">¼ teaspoon salt<text:tab/><text:tab/><text:tab/><text:tab/><text:tab/>1 (5-oz.) can evaporated milk</text:p>
      <text:p text:style-name="Standard">2 eggs, well beaten<text:tab/><text:tab/><text:tab/><text:tab/><text:tab/>1 ½ sticks butter</text:p>
      <text:p text:style-name="Standard">1 tablespoo white syrup<text:tab/><text:tab/><text:tab/><text:tab/>1 teaspoon vanilla</text:p>
      <text:p text:style-name="Standard"/>
      <text:p text:style-name="Standard">Mix<text:s/>together cocoa, sugar and salt in a bowl. <text:s/>Place well-beaten eggs in iron skillet. <text:s/>Mix in dry ingredients. <text:s/>Add milk, butter, syrup and vanilla. <text:s/>Turn heat on mediium and cook mixture slowly, stirring constantly until it begins to boil and sugar is dissolved. <text:s/>Mixture will be quite thin...but eventually will thicken and harden.</text:p>
      <text:p text:style-name="Standard">Spread icing on each layer (1/4 cup per layer). <text:s/>When you reach the top layer, beat the remainder of the icing with the mixer. <text:s/>Then frost the top and sides of the cake.</text:p>
      <text:p text:style-name="Standard"/>
      <text:p text:style-name="P12">Chocolate-Caramel Fondue</text:p>
      <text:p text:style-name="Standard"/>
      <text:p text:style-name="Standard">1 (14-oz.) can sweetened condensed milk<text:tab/><text:tab/>1 (12 &amp; 1/4-oz.) jar caramel ice cream topping</text:p>
      <text:p text:style-name="Standard">3 (1-oz.) squares unsweetened chocolate,<text:tab/><text:tab/></text:p>
      <text:p text:style-name="Standard"><text:tab/>chopped</text:p>
      <text:p text:style-name="Standard">Dippers: <text:s/>cookies, fruit slices, berries, pound cake squares, angel food cake pieces and/or apicots.</text:p>
      <text:p text:style-name="Standard"/>
      <text:p text:style-name="Standard">Inmedium saucepan, combine sweetened condensed milk, caramel topping and chocolate. <text:s/>Cook and stir over low heat until chocolate melts. <text:s/>Pour into serving bowl or individual cups. <text:s/>Serve with desired dippers. Makes 2-1/2 cups.</text:p>
      <text:p text:style-name="P13"/>
      <text:p text:style-name="P14">Coconut Cake Frosting</text:p>
      <text:p text:style-name="P15"><text:tab/><text:tab/><text:tab/>Pat Hill</text:p>
      <text:p text:style-name="P16"/>
      <text:p text:style-name="Standard">1 tablespoon, heaping solid crisco<text:tab/><text:tab/><text:tab/>1 teaspoon coconut flavoring</text:p>
      <text:p text:style-name="Standard">½<text:s/>cup sweet milk, heated<text:tab/><text:tab/><text:tab/><text:tab/>1 ½<text:s/>lbs. Confectioner's sugar, sifted</text:p>
      <text:p text:style-name="Standard">1 package coconut</text:p>
      <text:p text:style-name="Standard"/>
      <text:p text:style-name="Standard">Beat crisco until smooth. <text:s/>Gradually add sugar to crisco mixture. <text:s/>Alternate milk and sugar until all used. <text:s/>Add flavoring and mix. <text:s/>Frost cake layers and add coconut to frosting. <text:s/></text:p>
      <text:p text:style-name="Standard">Use Duncan Hines Moist Deluxe Butter Golden Recipe Cake Mix for cake; ice wth this frosting.</text:p>
      <text:p text:style-name="P17"/>
      <text:p text:style-name="P18">Coconut-Pecan Filling</text:p>
      <text:p text:style-name="P19"/>
      <text:p text:style-name="Standard">1 cup sugar<text:tab/><text:tab/><text:tab/><text:tab/><text:tab/><text:tab/>1 cup whipping cream</text:p>
      <text:p text:style-name="Standard">3 egg yolks<text:tab/><text:tab/><text:tab/><text:tab/><text:tab/><text:tab/>½<text:s/>cup butter</text:p>
      <text:p text:style-name="Standard">1 teaspoon vanilla<text:tab/><text:tab/><text:tab/><text:tab/><text:tab/>1 ½<text:s/>cups sweetened flaked coconut</text:p>
      <text:p text:style-name="Standard">1 cup chopped pecans, toasted</text:p>
      <text:p text:style-name="Standard"/>
      <text:p text:style-name="Standard">Combine sugar, whipping cream, egg yolks and butter; cook over medium heat, stirring constantly, 8-10 minutes or until thickened. <text:s/>Remove from<text:s/>heat, and stir in vanilla <text:s/>Stir in coconut and pecans, and let cool completely. <text:s/>This filling is used for German Chocolate Cake, as well as other cakes. <text:s text:c="2"/></text:p>
      <text:p text:style-name="Standard"/>
      <text:p text:style-name="P20"/>
      <text:p text:style-name="P21"/>
      <text:p text:style-name="P22"/>
      <text:p text:style-name="P23"/>
      <text:p text:style-name="P24"/>
      <text:p text:style-name="P25">Coconut Chocolate Frosting</text:p>
      <text:p text:style-name="P26"/>
      <text:p text:style-name="P27">1 (16-oz.) package powdered sugar<text:tab/><text:tab/><text:tab/>1 cup chopped pecans</text:p>
      <text:p text:style-name="P28">1 cup shredded coconut<text:tab/><text:tab/><text:tab/><text:tab/>1/3 cup plus 2 teaspoons milk</text:p>
      <text:p text:style-name="P29">½ cup butter<text:tab/><text:tab/><text:tab/><text:tab/><text:tab/><text:tab/>3 tablespoons cocoa</text:p>
      <text:p text:style-name="P30"/>
      <text:p text:style-name="P31">Combine sugar, pecans and coconut in a large mixing bowl; set aside. <text:s/>Combine milk, butter and cocoa in a small saucepan; cook over low heat, stirring until mixture comes to a boil. <text:s/>Add chocolate mixture to sugar mixture; beat with an electric mixer until frosting is fluffy. <text:s/>Yields enough for one 13x9“ cake.</text:p>
      <text:p text:style-name="P32"/>
      <text:p text:style-name="P33">Cream Cheese Frosting</text:p>
      <text:p text:style-name="Standard"/>
      <text:p text:style-name="Standard">1 (8-oz.) package cream cheese, softened<text:tab/><text:tab/>1 box powdered sugar, sifted</text:p>
      <text:p text:style-name="Standard">1 stick butter,softened<text:tab/><text:tab/><text:tab/><text:tab/><text:tab/>1 ½<text:s/>cups chopped pecans</text:p>
      <text:p text:style-name="Standard"/>
      <text:p text:style-name="Standard">Mix cream cheese, sugar and butter; mix well with electric mixer. <text:s/>Add pecans, blend well.</text:p>
      <text:p text:style-name="Standard"/>
      <text:p text:style-name="P34">Hot Chocolate Sauce</text:p>
      <text:p text:style-name="Standard"/>
      <text:p text:style-name="Standard">¾<text:s/>cup sugar<text:tab/><text:tab/><text:tab/><text:tab/><text:tab/><text:tab/>¼<text:s/>cup butter</text:p>
      <text:p text:style-name="Standard">2 envelopes (2-oz.) Nestle Choco-Bake<text:tab/><text:tab/>¼<text:s/>cup heavy cream</text:p>
      <text:p text:style-name="Standard">2 tablespoons<text:s/>light corn syrup<text:tab/><text:tab/><text:tab/>Dash salt</text:p>
      <text:p text:style-name="Standard">2 teaspoons vanilla</text:p>
      <text:p text:style-name="Standard"/>
      <text:p text:style-name="Standard">In small saucepan, combine sugar, butter, Nestle Choco-Bake, heavy cream, corn syrup and salt; mix well. <text:s/>Cook over moderate heat, stirring constantly. <text:s/><text:span text:style-name="T35">Bring just to a boil</text:span>, stirring constantly. <text:s/>Remove from heat; stir in vanilla <text:s/>Serve warm over ice cream or cake. <text:s/>Makes 1-1/2 cups sauce.</text:p>
      <text:p text:style-name="Standard"/>
      <text:p text:style-name="P36">Lane Cake Frosting</text:p>
      <text:p text:style-name="P37">Mama Franklin</text:p>
      <text:p text:style-name="Standard"/>
      <text:p text:style-name="Standard">6 egg yolks<text:tab/><text:tab/><text:tab/><text:tab/><text:tab/><text:tab/>2 cups sugar</text:p>
      <text:p text:style-name="Standard">1 ½<text:s/>cups milk<text:tab/><text:tab/><text:tab/><text:tab/><text:tab/>2 tablespoons flour</text:p>
      <text:p text:style-name="Standard">2 cups pecans<text:tab/><text:tab/><text:tab/><text:tab/><text:tab/><text:tab/>2 cups raisins</text:p>
      <text:p text:style-name="Standard">2 cups coconut<text:tab/><text:tab/><text:tab/><text:tab/><text:tab/></text:p>
      <text:p text:style-name="Standard"/>
      <text:p text:style-name="Standard">Cook egg<text:s/>yolks, sugar, milk and flour until mixture comes to boil; lower heat and cook mix more minutes. <text:s/>Add <text:s/>pecans, raisins and coconut; <text:s/>let cool. <text:s/>Ice white layer cakes for Lane Cake.</text:p>
      <text:p text:style-name="Standard">(My mother liked her filling/frosting for lane cake to be ground. <text:s/>Grind the<text:s/>pecans, raisins and coconut; add to other mixture after it comes to boil.)<text:s/></text:p>
      <text:p text:style-name="Standard"/>
      <text:p text:style-name="P38">Lemon Cheese Filling</text:p>
      <text:p text:style-name="P39"><text:tab/><text:tab/><text:tab/>Mama Franklin</text:p>
      <text:p text:style-name="P40"/>
      <text:p text:style-name="Standard">2 egg yolks<text:tab/><text:tab/><text:tab/><text:tab/><text:tab/><text:tab/>1 cup sugar</text:p>
      <text:p text:style-name="Standard">3 tablespoons flour<text:tab/><text:tab/><text:tab/><text:tab/><text:tab/>Juice and sext of 2 lemons</text:p>
      <text:p text:style-name="Standard">1 cup hot water<text:tab/><text:tab/><text:tab/><text:tab/><text:tab/>½ <text:s/>stick butter</text:p>
      <text:p text:style-name="Standard"/>
      <text:p text:style-name="Standard">Mix sugar and flour.<text:s/><text:s/>Add lemon juice and zest and beat thoroughly. <text:s/>Add egg yolks and beat. <text:s/>Add water and butter. <text:s/>Cook in double boiler until thick. <text:s/>Cool and spread over cake layers (white or yellow).</text:p>
      <text:p text:style-name="Standard"/>
      <text:p text:style-name="P41">Peanut Butter Frosting</text:p>
      <text:p text:style-name="Standard"/>
      <text:p text:style-name="Standard">½<text:s/>cup peanut butter<text:tab/><text:tab/><text:tab/><text:tab/><text:tab/>1 lb. Confectioner's<text:s/>sugar</text:p>
      <text:p text:style-name="Standard">7-8 tablespoons milk<text:tab/><text:tab/><text:tab/><text:tab/><text:tab/>1 teaspoon vanilla</text:p>
      <text:p text:style-name="Standard"/>
      <text:p text:style-name="Standard">Blend 1/3 sugar and peanut butter. <text:s/>Alternatly add remainder of sugar and milk. <text:s/>Add vanilla. Yield: frosting for two 9" round layers.</text:p>
      <text:p text:style-name="P42"/>
      <text:p text:style-name="P43">Pineapple Cake Filling</text:p>
      <text:p text:style-name="P44"><text:tab/><text:tab/><text:tab/>Rolena Prescott</text:p>
      <text:p text:style-name="Standard"/>
      <text:p text:style-name="Standard">3 cups sugar<text:tab/><text:tab/><text:tab/><text:tab/><text:tab/><text:tab/>1 large<text:s/>can crushed pineapple and juice</text:p>
      <text:p text:style-name="Standard">1 large can carnation milk<text:tab/><text:tab/><text:tab/><text:tab/>2-3 tablespoons cornstarch</text:p>
      <text:p text:style-name="Standard">1 tablespooon butter<text:tab/><text:tab/><text:tab/></text:p>
      <text:p text:style-name="Standard"/>
      <text:p text:style-name="Standard">Mix all ingredients and cook until thick enough to put on cake.</text:p>
      <text:p text:style-name="Standard"/>
      <text:p text:style-name="P45">Pineapple-Caramel Filling</text:p>
      <text:p text:style-name="P46"><text:tab/><text:tab/>Mama Franklin</text:p>
      <text:p text:style-name="P47"/>
      <text:p text:style-name="Standard">3 cups sugar<text:tab/><text:tab/><text:tab/><text:tab/><text:tab/><text:tab/>½<text:s/>cup plain flour</text:p>
      <text:p text:style-name="Standard">1 small can crushed pineapple, drained<text:tab/><text:tab/>Juice from small can pineapple</text:p>
      <text:p text:style-name="Standard">¾<text:s/>cup Pet milk<text:tab/><text:tab/><text:tab/><text:tab/><text:tab/>½<text:s/>cup water</text:p>
      <text:p text:style-name="Standard">½<text:s/>stick butter</text:p>
      <text:p text:style-name="Standard"/>
      <text:p text:style-name="Standard">Mix flour and <text:s/>sugar, juice well; add milk and butter in saucepan with sugar mixture; boil until soft boil. <text:s/>Whip after taking off stove until creamy. <text:s/>Spread over cake layers (yellow cake). <text:s/>After spreading filling over each layer, spread drained crushed pineapple into icing; repeat for each layer and sides of cake</text:p>
      <text:p text:style-name="Standard"/>
      <text:p text:style-name="P48">Pineapple-Caramel Filling #2</text:p>
      <text:p text:style-name="P49">Mama Franklin</text:p>
      <text:p text:style-name="Standard"/>
      <text:p text:style-name="Standard">3 cups sugar<text:tab/><text:tab/><text:tab/><text:tab/><text:tab/><text:tab/>½ cup pineapple juice</text:p>
      <text:p text:style-name="Standard">1 cup milk<text:tab/><text:tab/><text:tab/><text:tab/><text:tab/><text:tab/>¼ stick butter</text:p>
      <text:p text:style-name="Standard">1 small can crushed pineapple, drained</text:p>
      <text:p text:style-name="Standard"/>
      <text:p text:style-name="Standard">Put ingredients in saucepan and boil until soft boil. <text:s/>Whip after taking off stove until creamy. <text:s/>Spread over layrs; then spread crushed pineapple</text:p>
      <text:p text:style-name="Standard"/>
      <text:p text:style-name="P50">Royal Icing</text:p>
      <text:p text:style-name="Standard"/>
      <text:p text:style-name="Standard">3<text:s/>cups confectioner's sugar, sifted<text:tab/><text:tab/><text:tab/>2 tablespoons powdered egg whites,</text:p>
      <text:p text:style-name="Standard">2 tablespoons<text:s/><text:span text:style-name="T51">cool<text:s/></text:span>water<text:tab/><text:tab/><text:tab/><text:tab/><text:tab/>(in baking section of store)</text:p>
      <text:p text:style-name="Standard"/>
      <text:p text:style-name="Standard">In medium bowl, add sugar, powdered egg whites and 2 tablespoons cool water. <text:s/>Beat on high with electric mixer 5 minutes. <text:s/>Add<text:s/>more water as needed for piping consistency <text:s/>Divide in 1/2, transfer one half to pastry bag fitted with small writing tip <text:s/>Thin remaining half with little water to make base coat <text:s/>Spread some of the cookies with thinned icing. <text:s/>Let dry for one hour before<text:s/>using other half for writing or decorating.</text:p>
      <text:p text:style-name="Standard"/>
      <text:p text:style-name="P52">Caramel Fudge Frosting</text:p>
      <text:p text:style-name="P53">Marian Parker</text:p>
      <text:p text:style-name="Standard"/>
      <text:p text:style-name="Standard">Stir together in large pan! <text:s/>(Dutch Oven?):</text:p>
      <text:p text:style-name="Standard"><text:tab/>2 cups granulated sugar<text:tab/><text:tab/><text:tab/>1 cup buttermilk</text:p>
      <text:p text:style-name="Standard"><text:tab/>1 teaspoon soda<text:tab/><text:tab/><text:tab/><text:tab/>¼ teaspoon salt</text:p>
      <text:p text:style-name="Standard"><text:tab/>1 cup butter</text:p>
      <text:p text:style-name="Standard"/>
      <text:p text:style-name="Standard">Bring to a boil, stirring until a<text:s/>smooth consistency. <text:s/>Slow heat to medium and cook until a small drop into water can be rolled with fingers into a ball. <text:s/>Remove from heat. <text:s/>Add ½ teaspon vanilla and ½ teaspoon almond extract. <text:s/>Beat with wooden spoon until of spreading consistency.<text:s/></text:p>
      <text:p text:style-name="Standard">Comments: <text:s/>A hand mixer helps. <text:s/>Do not over beat or frosing witll harden before you finish the spreading. <text:s/>Watch closely during cooking for a loss of shinie, then begin to spread. <text:s/>If hardness begins, add a small amount of hot, boiling water and stir well. <text:s/>Then, continue spreading.</text:p>
      <text:p text:style-name="Standard">The amount of batter in my yellow cake recipe makes enough for <text:s/>three layers. <text:s/>This frosting does the top and sides. <text:s/>I like to frost top, sides and between layers. <text:s/>Amount does well for a sheet cake top and sides. <text:s/>Also I double sometimes. <text:s/>An adaptable recipe.</text:p>
      <text:p text:style-name="Standard"/>
      <text:p text:style-name="P54">Caramel Nut Filling</text:p>
      <text:p text:style-name="Standard"/>
      <text:p text:style-name="Standard">2 ½ cups white sugar<text:tab/><text:tab/><text:tab/><text:tab/><text:tab/>1 ½ cup milk (cream preferred)</text:p>
      <text:p text:style-name="Standard">½ cup caramael syrup (1/2 cup sugar)<text:tab/><text:tab/>1 tablespoon butter</text:p>
      <text:p text:style-name="Standard">1 cup mik<text:tab/><text:tab/><text:tab/><text:tab/><text:tab/><text:tab/>1 teaspoon vanilla</text:p>
      <text:p text:style-name="Standard">1 cup chopped pecans</text:p>
      <text:p text:style-name="Standard"/>
      <text:p text:style-name="Standard">Combine milk and 2 ½ cups sugar<text:s/>and cook. <text:s/>Place the ½ cup sugar in skillet and cook. <text:s/>When both mixtures are boilinhg, combine and cook until a soft ball forms when dropped in water. <text:s/>Remove from fire; add butter and vanilla. <text:s/>Beat until creamy; add nuts.</text:p>
      <text:p text:style-name="Standard"/>
      <text:p text:style-name="P55">Hot Chocolate Sauce</text:p>
      <text:p text:style-name="P56"/>
      <text:p text:style-name="Standard">¾ cup sugar<text:tab/><text:tab/><text:tab/><text:tab/><text:tab/><text:tab/>¼ cup butter</text:p>
      <text:p text:style-name="Standard">2 envelopes (1-oz.) Nestle Choco-Bake<text:tab/><text:tab/>¼ cup heavy cream</text:p>
      <text:p text:style-name="Standard">2 tablespoons light corn syrup<text:tab/><text:tab/><text:tab/>Dash Salt</text:p>
      <text:p text:style-name="Standard">2 teaspoons vanilla</text:p>
      <text:p text:style-name="Standard"/>
      <text:p text:style-name="Standard">In small saucepan, combine sugar, butter, Choco-Bake, heavy cream, corn syrup and salt; mix well. <text:s/>Cook over moderate heat, stirring constantly. <text:s/>Bring just to a boil; stirring constantly. <text:s/>Remove from heat; stir in vanilla. <text:s/>Serve warm over ice cream or cake. <text:s/>Makes 1 ¼ cups sauce.</text:p>
      <text:p text:style-name="Standard"/>
      <text:p text:style-name="Standard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Tips for Frosting, Icing, Etc.</text:p>
      <text:p text:style-name="P69"/>
      <text:p text:style-name="Standard">Cake Mix Doctor Ann Byrn says you'll<text:s/>never run out of frosting as long as you have:</text:p>
      <text:p text:style-name="Standard"/>
      <text:list text:style-name="LFO1" text:continue-numbering="true">
        <text:list-item>
          <text:p text:style-name="P70">At least 1 cup of frosting for every 12 cupcakes.</text:p>
        </text:list-item>
        <text:list-item>
          <text:p text:style-name="P71">1-1/2 to 2 cupus of frosting to cover the top of a cake in a 13x9" pan.</text:p>
        </text:list-item>
        <text:list-item>
          <text:p text:style-name="P72">1-1/2 cups of frosting to glaze a Bundt or tube pan – 2-1/2 to 3 cups of frosting to frost the top and side of a cake from a 13x9" pan; and</text:p>
        </text:list-item>
        <text:list-item>
          <text:p text:style-name="P73">3 to 4 cups of frosting for a 2- or 3-layer 9" cake or to completelycover a Bundt or tube pan cake.</text:p>
        </text:list-item>
      </text:list>
      <text:p text:style-name="Standard">And since her first cookbook, Byrn has picked up some great tips from readers and other sources. <text:s/>Here<text:s/>are some of the baking essentials she's learned:</text:p>
      <text:p text:style-name="Standard"/>
      <text:list text:style-name="LFO2" text:continue-numbering="true">
        <text:list-item>
          <text:p text:style-name="P74">Most ckes call for vegetable oil. <text:s/>But if they call for butter, use unsalted butter in the cake and lightly salted butter in the frosting</text:p>
        </text:list-item>
        <text:list-item>
          <text:p text:style-name="P75">If youo don't grease the sides of your layer pans, <text:s/>you will have a<text:s/>slightly taller cake.</text:p>
        </text:list-item>
        <text:list-item>
          <text:p text:style-name="P76">Don't throw away a cake that falls. <text:s/>Crumble it into wine glasses, Add little juice and scoop of vanilla ice cream. <text:s text:c="57"/></text:p>
        </text:list-item>
      </text:list>
      <text:p text:style-name="P77"><text:s text:c="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<text:tab/><text:tab/>Icings and Frostings</text:p>
      </style:header>
      <style:footer>
        <text:p text:style-name="P2"><text:page-number text:fixed="false">26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3T20:41:00Z</dc:date>
    <meta:print-date>2015-08-23T20:40:00Z</meta:print-date>
    <meta:template xlink:href="Normal" xlink:type="simple"/>
    <meta:editing-cycles>14</meta:editing-cycles>
    <meta:editing-duration>PT4260S</meta:editing-duration>
    <meta:user-defined meta:name="Info 1"/>
    <meta:user-defined meta:name="Info 2"/>
    <meta:user-defined meta:name="Info 3"/>
    <meta:user-defined meta:name="Info 4"/>
    <meta:document-statistic meta:page-count="1" meta:paragraph-count="22" meta:word-count="1655" meta:character-count="11072" meta:row-count="78" meta:non-whitespace-character-count="9439"/>
  </office:meta>
</office:document-meta>
</file>